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0.75cm" fo:min-width="3.5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0.75cm" fo:min-width="3.5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.75cm" fo:min-width="3.5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4.75cm" fo:min-width="3.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4.75cm" fo:min-width="0.5cm"/>
    </style:style>
    <style:style style:name="gr7" style:family="graphic" style:parent-style-name="objectwithoutfill">
      <style:graphic-properties draw:fill="none" draw:fill-color="#eeeeee" draw:textarea-vertical-align="middle"/>
    </style:style>
    <style:style style:name="gr8" style:family="graphic" style:parent-style-name="objectwithoutfill">
      <style:graphic-properties svg:stroke-width="0.018cm" draw:marker-start-width="0.227cm" draw:marker-end="Arrow" draw:marker-end-width="0.327cm" draw:fill="none" draw:fill-color="#eeeee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0.75cm" fo:min-width="0.5cm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0.75cm" fo:min-width="0.5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0.75cm" fo:min-width="0.5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0.588cm" fo:min-width="0.338cm"/>
    </style:style>
    <style:style style:name="gr13" style:family="graphic" style:parent-style-name="standard">
      <style:graphic-properties draw:fill-color="#cccccc" draw:textarea-horizontal-align="justify" draw:textarea-vertical-align="middle" draw:auto-grow-height="false" fo:min-height="0.588cm" fo:min-width="0.338cm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0.588cm" fo:min-width="0.338cm"/>
    </style:style>
    <style:style style:name="gr15" style:family="graphic" style:parent-style-name="standard">
      <style:graphic-properties draw:stroke="none" draw:fill="none" draw:fill-color="#eeeeee" fo:min-height="0.705cm"/>
    </style:style>
    <style:style style:name="gr16" style:family="graphic" style:parent-style-name="standard">
      <style:graphic-properties draw:stroke="none" draw:fill="none" draw:fill-color="#eeeeee" fo:min-height="0.85cm"/>
    </style:style>
    <style:style style:name="gr17" style:family="graphic" style:parent-style-name="objectwithoutfill">
      <style:graphic-properties draw:marker-end="Arrow" draw:marker-end-width="0.3cm" draw:fill="none" draw:fill-color="#eeeeee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eeeeee"/>
      <style:paragraph-properties fo:text-align="center"/>
    </style:style>
    <style:style style:name="P6" style:family="paragraph">
      <loext:graphic-properties draw:fill="none" draw:fill-color="#eeeeee"/>
    </style:style>
    <style:style style:name="T1" style:family="text">
      <style:text-properties style:font-name="Liberation Serif" fo:font-weight="bold" style:font-weight-asian="bold" style:font-weight-complex="bold"/>
    </style:style>
    <style:style style:name="T2" style:family="text">
      <style:text-properties style:text-position="-33% 58%" style:font-name="Liberation Seri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cm" svg:height="1cm" svg:x="1.843cm" svg:y="5.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cm" svg:height="1cm" svg:x="1.843cm" svg:y="3.5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4cm" svg:height="1cm" svg:x="1.843cm" svg:y="1.5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4cm" svg:height="5cm" svg:x="1.843cm" svg:y="1.5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7.843cm" svg:y1="2.52cm" svg:x2="5.843cm" svg:y2="1.52cm">
            <text:p/>
          </draw:line>
          <draw:line draw:style-name="gr5" draw:text-style-name="P4" draw:layer="layout" svg:x1="7.843cm" svg:y1="7.52cm" svg:x2="5.843cm" svg:y2="6.52cm">
            <text:p/>
          </draw:line>
          <draw:line draw:style-name="gr5" draw:text-style-name="P4" draw:layer="layout" svg:x1="3.843cm" svg:y1="7.52cm" svg:x2="1.843cm" svg:y2="6.52cm">
            <text:p/>
          </draw:line>
          <draw:line draw:style-name="gr5" draw:text-style-name="P4" draw:layer="layout" svg:x1="3.843cm" svg:y1="7.52cm" svg:x2="7.843cm" svg:y2="7.52cm">
            <text:p/>
          </draw:line>
          <draw:line draw:style-name="gr5" draw:text-style-name="P4" draw:layer="layout" svg:x1="7.843cm" svg:y1="2.52cm" svg:x2="7.843cm" svg:y2="7.52cm">
            <text:p/>
          </draw:line>
          <draw:line draw:style-name="gr5" draw:text-style-name="P4" draw:layer="layout" svg:x1="2.843cm" svg:y1="7.02cm" svg:x2="6.843cm" svg:y2="7.02cm">
            <text:p/>
          </draw:line>
          <draw:line draw:style-name="gr5" draw:text-style-name="P4" draw:layer="layout" svg:x1="1.843cm" svg:y1="4.52cm" svg:x2="5.843cm" svg:y2="4.52cm">
            <text:p/>
          </draw:line>
          <draw:line draw:style-name="gr5" draw:text-style-name="P4" draw:layer="layout" svg:x1="1.843cm" svg:y1="3.52cm" svg:x2="5.843cm" svg:y2="3.52cm">
            <text:p/>
          </draw:line>
          <draw:line draw:style-name="gr5" draw:text-style-name="P4" draw:layer="layout" svg:x1="1.843cm" svg:y1="5.52cm" svg:x2="5.843cm" svg:y2="5.52cm">
            <text:p/>
          </draw:line>
          <draw:line draw:style-name="gr5" draw:text-style-name="P4" draw:layer="layout" svg:x1="1.843cm" svg:y1="2.52cm" svg:x2="5.843cm" svg:y2="2.52cm">
            <text:p/>
          </draw:line>
          <draw:line draw:style-name="gr5" draw:text-style-name="P4" draw:layer="layout" svg:x1="2.843cm" svg:y1="1.52cm" svg:x2="2.843cm" svg:y2="6.52cm">
            <text:p/>
          </draw:line>
          <draw:line draw:style-name="gr5" draw:text-style-name="P4" draw:layer="layout" svg:x1="4.843cm" svg:y1="1.52cm" svg:x2="4.843cm" svg:y2="6.52cm">
            <text:p/>
          </draw:line>
          <draw:line draw:style-name="gr5" draw:text-style-name="P4" draw:layer="layout" svg:x1="3.843cm" svg:y1="1.52cm" svg:x2="3.843cm" svg:y2="6.52cm">
            <text:p/>
          </draw:line>
          <draw:line draw:style-name="gr5" draw:text-style-name="P4" draw:layer="layout" svg:x1="6.843cm" svg:y1="2.02cm" svg:x2="6.843cm" svg:y2="7.02cm">
            <text:p/>
          </draw:line>
          <draw:line draw:style-name="gr5" draw:text-style-name="P4" draw:layer="layout" svg:x1="7.843cm" svg:y1="3.52cm" svg:x2="5.843cm" svg:y2="2.52cm">
            <text:p/>
          </draw:line>
          <draw:line draw:style-name="gr5" draw:text-style-name="P4" draw:layer="layout" svg:x1="7.843cm" svg:y1="4.52cm" svg:x2="5.843cm" svg:y2="3.52cm">
            <text:p/>
          </draw:line>
          <draw:line draw:style-name="gr5" draw:text-style-name="P4" draw:layer="layout" svg:x1="7.843cm" svg:y1="5.52cm" svg:x2="5.843cm" svg:y2="4.52cm">
            <text:p/>
          </draw:line>
          <draw:line draw:style-name="gr5" draw:text-style-name="P4" draw:layer="layout" svg:x1="7.843cm" svg:y1="6.52cm" svg:x2="5.843cm" svg:y2="5.52cm">
            <text:p/>
          </draw:line>
          <draw:line draw:style-name="gr5" draw:text-style-name="P4" draw:layer="layout" svg:x1="4.843cm" svg:y1="7.52cm" svg:x2="2.843cm" svg:y2="6.52cm">
            <text:p/>
          </draw:line>
          <draw:line draw:style-name="gr5" draw:text-style-name="P4" draw:layer="layout" svg:x1="5.843cm" svg:y1="7.52cm" svg:x2="3.843cm" svg:y2="6.52cm">
            <text:p/>
          </draw:line>
          <draw:line draw:style-name="gr5" draw:text-style-name="P4" draw:layer="layout" svg:x1="6.843cm" svg:y1="7.52cm" svg:x2="4.843cm" svg:y2="6.52cm">
            <text:p/>
          </draw:line>
          <draw:line draw:style-name="gr5" draw:text-style-name="P4" draw:layer="layout" svg:x1="6.843cm" svg:y1="2.02cm" svg:x2="6.843cm" svg:y2="7.02cm">
            <text:p/>
          </draw:line>
          <draw:custom-shape draw:style-name="gr6" draw:text-style-name="P4" draw:layer="layout" svg:width="1cm" svg:height="5cm" svg:x="8.843cm" svg:y="2.5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layout" svg:x1="8.843cm" svg:y1="3.52cm" svg:x2="9.843cm" svg:y2="3.52cm">
            <text:p/>
          </draw:line>
          <draw:line draw:style-name="gr5" draw:text-style-name="P4" draw:layer="layout" svg:x1="8.843cm" svg:y1="4.52cm" svg:x2="9.843cm" svg:y2="4.52cm">
            <text:p/>
          </draw:line>
          <draw:line draw:style-name="gr7" draw:text-style-name="P5" draw:layer="layout" svg:x1="8.843cm" svg:y1="5.52cm" svg:x2="9.843cm" svg:y2="5.52cm">
            <text:p/>
          </draw:line>
          <draw:line draw:style-name="gr7" draw:text-style-name="P5" draw:layer="layout" svg:x1="8.843cm" svg:y1="6.52cm" svg:x2="9.843cm" svg:y2="6.52cm">
            <text:p/>
          </draw:line>
          <draw:line draw:style-name="gr8" draw:text-style-name="P5" draw:layer="layout" svg:x1="7.843cm" svg:y1="5.02cm" svg:x2="8.843cm" svg:y2="5.02cm">
            <text:p/>
          </draw:line>
          <draw:custom-shape draw:style-name="gr9" draw:text-style-name="P1" draw:layer="layout" svg:width="1cm" svg:height="1cm" svg:x="8.843cm" svg:y="6.5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1cm" svg:height="1cm" svg:x="8.843cm" svg:y="4.5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1cm" svg:height="1cm" svg:x="8.843cm" svg:y="2.5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2cm" svg:height="2cm" draw:transform="rotate (1.5709708597201) translate (5.843cm 3.52cm)">
            <text:p/>
            <draw:enhanced-geometry svg:viewBox="0 0 21600 21600" draw:glue-points="?f6 0 10800 ?f8 ?f11 10800 ?f9 21600 10800 ?f10 ?f5 10800" draw:text-areas="?f3 ?f3 ?f4 ?f4" draw:type="parallelogram" draw:modifiers="10870.164917541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2" draw:layer="layout" svg:width="2cm" svg:height="2cm" draw:transform="rotate (1.5709708597201) translate (5.843cm 5.52cm)">
            <text:p/>
            <draw:enhanced-geometry svg:viewBox="0 0 21600 21600" draw:glue-points="?f6 0 10800 ?f8 ?f11 10800 ?f9 21600 10800 ?f10 ?f5 10800" draw:text-areas="?f3 ?f3 ?f4 ?f4" draw:type="parallelogram" draw:modifiers="10870.164917541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1" draw:layer="layout" svg:width="2cm" svg:height="2cm" draw:transform="rotate (1.5709708597201) translate (5.843cm 7.52cm)">
            <text:p/>
            <draw:enhanced-geometry svg:viewBox="0 0 21600 21600" draw:glue-points="?f6 0 10800 ?f8 ?f11 10800 ?f9 21600 10800 ?f10 ?f5 10800" draw:text-areas="?f3 ?f3 ?f4 ?f4" draw:type="parallelogram" draw:modifiers="10870.1649175412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5" draw:text-style-name="P4" draw:layer="layout" svg:x1="6.843cm" svg:y1="2.02cm" svg:x2="6.843cm" svg:y2="7.02cm">
            <text:p/>
          </draw:line>
          <draw:frame draw:style-name="gr15" draw:text-style-name="P6" draw:layer="layout" svg:width="1cm" svg:height="0.955cm" svg:x="3.343cm" svg:y="0.465cm">
            <draw:text-box>
              <text:p><text:span text:style-name="T1">T</text:span></text:p>
            </draw:text-box>
          </draw:frame>
          <draw:frame draw:style-name="gr16" draw:text-style-name="P6" draw:layer="layout" svg:width="1.2cm" svg:height="1.105cm" svg:x="8.743cm" svg:y="1.52cm">
            <draw:text-box>
              <text:p><text:span text:style-name="T1">m</text:span><text:span text:style-name="T2">i</text:span></text:p>
            </draw:text-box>
          </draw:frame>
          <draw:frame draw:style-name="gr15" draw:text-style-name="P6" draw:layer="layout" svg:width="1cm" svg:height="0.955cm" svg:x="0.743cm" svg:y="3.165cm">
            <draw:text-box>
              <text:p><text:span text:style-name="T1">i</text:span></text:p>
            </draw:text-box>
          </draw:frame>
          <draw:line draw:style-name="gr17" draw:text-style-name="P5" draw:layer="layout" svg:x1="0.843cm" svg:y1="5.52cm" svg:x2="0.843cm" svg:y2="2.02cm">
            <text:p/>
          </draw:line>
          <draw:line draw:style-name="gr8" draw:text-style-name="P5" draw:layer="layout" svg:x1="7.839cm" svg:y1="5.02cm" svg:x2="8.839cm" svg:y2="5.02cm">
            <text:p/>
          </draw:line>
          <draw:line draw:style-name="gr8" draw:text-style-name="P5" draw:layer="layout" svg:x1="7.843cm" svg:y1="4.02cm" svg:x2="8.843cm" svg:y2="4.02cm">
            <text:p/>
          </draw:line>
          <draw:line draw:style-name="gr8" draw:text-style-name="P5" draw:layer="layout" svg:x1="7.843cm" svg:y1="3.02cm" svg:x2="8.843cm" svg:y2="3.02cm">
            <text:p/>
          </draw:line>
          <draw:line draw:style-name="gr8" draw:text-style-name="P5" draw:layer="layout" svg:x1="7.843cm" svg:y1="6.02cm" svg:x2="8.843cm" svg:y2="6.02cm">
            <text:p/>
          </draw:line>
          <draw:line draw:style-name="gr8" draw:text-style-name="P5" draw:layer="layout" svg:x1="7.843cm" svg:y1="7.02cm" svg:x2="8.843cm" svg:y2="7.0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4cm" fo:margin-bottom="0.64cm" fo:margin-left="0.64cm" fo:margin-right="0.64cm" fo:page-width="10.7cm" fo:page-height="8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12:58:52.462988489</meta:creation-date>
    <dc:date>2017-05-22T12:54:20.487428829</dc:date>
    <meta:editing-duration>PT24M6S</meta:editing-duration>
    <meta:editing-cycles>9</meta:editing-cycles>
    <meta:generator>LibreOffice/5.1.6.2$Linux_X86_64 LibreOffice_project/10m0$Build-2</meta:generator>
    <meta:document-statistic meta:object-count="49"/>
  </office:meta>
</office:document-meta>
</file>